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A0000033AF30DCA3CDC00F39E.png" manifest:media-type="image/png"/>
  <manifest:file-entry manifest:full-path="Pictures/100002010000050D00000124DB59D8270A9BB28F.png" manifest:media-type="image/png"/>
  <manifest:file-entry manifest:full-path="Pictures/10000201000002D50000030756D128D61B361067.png" manifest:media-type="image/png"/>
  <manifest:file-entry manifest:full-path="Pictures/1000020100000547000002A38487EE6BAF20C9DC.png" manifest:media-type="image/png"/>
  <manifest:file-entry manifest:full-path="Pictures/1000020100000375000000D65E3F74FCDCCED0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8.788cm" draw:z-index="0"><draw:image xlink:href="Pictures/1000020100000547000002A38487EE6BAF20C9DC.png" xlink:type="simple" xlink:show="embed" xlink:actuate="onLoad" loext:mime-type="image/png"/></draw:frame></text:p>
      <text:p text:style-name="Standard"><draw:frame draw:style-name="fr1" draw:name="Image2" text:anchor-type="paragraph" svg:width="17.59cm" svg:height="4.253cm" draw:z-index="1"><draw:image xlink:href="Pictures/1000020100000375000000D65E3F74FCDCCED00E.png" xlink:type="simple" xlink:show="embed" xlink:actuate="onLoad" loext:mime-type="image/png"/></draw:frame></text:p>
      <text:p text:style-name="Standard"><draw:frame draw:style-name="fr2" draw:name="Image3" text:anchor-type="paragraph" svg:width="17.59cm" svg:height="18.801cm" draw:z-index="2"><draw:image xlink:href="Pictures/10000201000002D50000030756D128D61B361067.png" xlink:type="simple" xlink:show="embed" xlink:actuate="onLoad" loext:mime-type="image/png"/></draw:frame><text:soft-page-break/></text:p>
      <text:p text:style-name="Standard"><draw:frame draw:style-name="fr2" draw:name="Image4" text:anchor-type="paragraph" svg:width="17.59cm" svg:height="13.427cm" draw:z-index="3"><draw:image xlink:href="Pictures/100002010000043A0000033AF30DCA3CDC00F39E.png" xlink:type="simple" xlink:show="embed" xlink:actuate="onLoad" loext:mime-type="image/png"/></draw:frame><text:soft-page-break/></text:p>
      <text:p text:style-name="Standard"><draw:frame draw:style-name="fr1" draw:name="Image5" text:anchor-type="paragraph" svg:width="17.59cm" svg:height="3.971cm" draw:z-index="4"><draw:image xlink:href="Pictures/100002010000050D00000124DB59D8270A9BB2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5:20:18.512321492</meta:creation-date>
    <dc:date>2021-03-25T15:22:22.310401110</dc:date>
    <meta:editing-duration>PT2M4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2.7.1$Linux_X86_64 LibreOffice_project/20$Build-1</meta:generator>
  </office:meta>
</office:document-meta>
</file>